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end" style:justify-single-word="false" fo:padding="0cm" fo:border="none">
        <style:tab-stops>
          <style:tab-stop style:position="7.96cm" style:type="center"/>
          <style:tab-stop style:position="15.921cm" style:type="right"/>
        </style:tab-stops>
      </style:paragraph-properties>
    </style:style>
    <style:style style:name="P2" style:family="paragraph" style:parent-style-name="Standard">
      <style:paragraph-properties fo:margin-left="1.501cm" fo:margin-right="0cm" fo:margin-top="0cm" fo:margin-bottom="0.423cm" style:contextual-spacing="false" fo:line-height="100%" fo:text-align="justify" style:justify-single-word="false" fo:text-indent="0cm" style:auto-text-indent="false" fo:padding="0cm" fo:border="none"/>
    </style:style>
    <style:style style:name="P3" style:family="paragraph" style:parent-style-name="Standard">
      <style:paragraph-properties fo:margin-top="0cm" fo:margin-bottom="0.423cm" style:contextual-spacing="false" fo:line-height="100%" fo:text-align="justify" style:justify-single-word="false" fo:padding="0cm" fo:border="none" fo:keep-with-next="always"/>
    </style:style>
    <style:style style:name="P4" style:family="paragraph" style:parent-style-name="Standard">
      <style:paragraph-properties fo:line-height="100%" fo:padding="0cm" fo:border="none">
        <style:tab-stops>
          <style:tab-stop style:position="7.96cm" style:type="center"/>
          <style:tab-stop style:position="15.921cm" style:type="right"/>
        </style:tab-stops>
      </style:paragraph-properties>
      <style:text-properties fo:color="#000000" loext:opacity="100%"/>
    </style:style>
    <style:style style:name="P5" style:family="paragraph" style:parent-style-name="Standard">
      <style:text-properties fo:color="#000000" loext:opacity="100%" fo:font-size="10pt" fo:font-weight="bold" style:font-size-asian="10pt" style:font-weight-asian="bold" style:font-size-complex="10pt"/>
    </style:style>
    <style:style style:name="P6" style:family="paragraph" style:parent-style-name="Standard">
      <style:text-properties fo:color="#000000" loext:opacity="100%" fo:font-size="10pt" style:font-size-asian="10pt" style:font-size-complex="10pt"/>
    </style:style>
    <style:style style:name="P7" style:family="paragraph" style:parent-style-name="Standard">
      <style:paragraph-properties fo:orphans="0" fo:widows="0"/>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Heading_20_1">
      <style:paragraph-properties fo:line-height="100%" fo:text-align="center" style:justify-single-word="false"/>
      <style:text-properties fo:font-size="12pt" fo:font-weight="bold" style:font-size-asian="12pt" style:font-weight-asian="bold" style:font-size-complex="12pt"/>
    </style:style>
    <style:style style:name="P11" style:family="paragraph" style:parent-style-name="Heading_20_1">
      <style:paragraph-properties fo:margin-top="0.706cm" fo:margin-bottom="0.423cm" style:contextual-spacing="false" fo:line-height="100%" fo:text-align="center" style:justify-single-word="false" fo:break-before="page"/>
      <style:text-properties fo:font-size="12pt" fo:font-weight="bold" style:font-size-asian="12pt" style:font-weight-asian="bold" style:font-size-complex="12pt"/>
    </style:style>
    <style:style style:name="P12" style:family="paragraph" style:parent-style-name="Heading_20_2" style:list-style-name="WWNum2">
      <style:paragraph-properties fo:margin-left="1.501cm" fo:margin-right="0cm" fo:margin-top="0.635cm" fo:margin-bottom="0.423cm" style:contextual-spacing="false" fo:line-height="100%" fo:text-align="justify" style:justify-single-word="false" fo:text-indent="-1.501cm" style:auto-text-indent="false"/>
      <style:text-properties fo:font-size="10pt" fo:font-weight="bold" style:font-size-asian="10pt" style:font-weight-asian="bold" style:font-size-complex="10pt"/>
    </style:style>
    <style:style style:name="P13" style:family="paragraph" style:parent-style-name="Heading_20_2">
      <style:text-properties fo:font-size="10pt" fo:font-weight="bold" style:font-size-asian="10pt" style:font-weight-asian="bold" style:font-size-complex="10pt"/>
    </style:style>
    <style:style style:name="P14" style:family="paragraph" style:parent-style-name="Heading_20_2">
      <style:paragraph-properties fo:margin-left="1.501cm" fo:margin-right="0cm" fo:margin-top="0.635cm" fo:margin-bottom="0.423cm" style:contextual-spacing="false" fo:line-height="100%" fo:text-align="justify" style:justify-single-word="false" fo:text-indent="0cm" style:auto-text-indent="false"/>
      <style:text-properties style:text-position="0% 100%" fo:font-size="10pt" fo:font-weight="bold" style:font-size-asian="10pt" style:font-weight-asian="bold" style:font-size-complex="10pt"/>
    </style:style>
    <style:style style:name="P15" style:family="paragraph" style:parent-style-name="Standard">
      <style:paragraph-properties fo:text-align="center" style:justify-single-word="false"/>
      <style:text-properties fo:color="#ff0000" loext:opacity="100%" fo:font-weight="bold" style:font-weight-asian="bold"/>
    </style:style>
    <style:style style:name="P16" style:family="paragraph" style:parent-style-name="Standard" style:list-style-name="WWNum2">
      <style:paragraph-properties fo:margin-left="1.501cm" fo:margin-right="0cm" fo:margin-top="0cm" fo:margin-bottom="0.423cm" style:contextual-spacing="false" fo:line-height="100%" fo:text-align="justify" style:justify-single-word="false" fo:text-indent="-1.501cm" style:auto-text-indent="false" fo:padding="0cm" fo:border="none"/>
      <style:text-properties fo:color="#000000" loext:opacity="100%" fo:font-size="10pt" style:font-size-asian="10pt" style:font-size-complex="10pt"/>
    </style:style>
    <style:style style:name="P17" style:family="paragraph" style:parent-style-name="Standard" style:list-style-name="WWNum2">
      <style:paragraph-properties fo:margin-left="3.002cm" fo:margin-right="0cm" fo:margin-top="0cm" fo:margin-bottom="0.423cm" style:contextual-spacing="false" fo:line-height="100%" fo:text-align="justify" style:justify-single-word="false" fo:text-indent="-1.501cm" style:auto-text-indent="false" fo:padding="0cm" fo:border="none"/>
      <style:text-properties fo:color="#000000" loext:opacity="100%" fo:font-size="10pt" style:font-size-asian="10pt" style:font-size-complex="10pt"/>
    </style:style>
    <style:style style:name="P18" style:family="paragraph" style:parent-style-name="Standard" style:list-style-name="WWNum2">
      <style:paragraph-properties fo:margin-left="3.002cm" fo:margin-right="0cm" fo:margin-top="0cm" fo:margin-bottom="0.423cm" style:contextual-spacing="false" fo:line-height="100%" fo:text-align="justify" style:justify-single-word="false" fo:text-indent="-1.501cm" style:auto-text-indent="false" fo:padding="0cm" fo:border="none" fo:keep-with-next="always"/>
      <style:text-properties fo:color="#000000" loext:opacity="100%" fo:font-size="10pt" style:font-size-asian="10pt" style:font-size-complex="10pt"/>
    </style:style>
    <style:style style:name="P19" style:family="paragraph" style:parent-style-name="Standard" style:list-style-name="WWNum2">
      <style:paragraph-properties fo:margin-left="4.503cm" fo:margin-right="0cm" fo:margin-top="0cm" fo:margin-bottom="0.423cm" style:contextual-spacing="false" fo:line-height="100%" fo:text-align="justify" style:justify-single-word="false" fo:text-indent="-1.499cm" style:auto-text-indent="false" fo:padding="0cm" fo:border="none" fo:keep-with-next="always"/>
      <style:text-properties fo:color="#000000" loext:opacity="100%" fo:font-size="10pt" style:font-size-asian="10pt" style:font-size-complex="10pt"/>
    </style:style>
    <style:style style:name="P20" style:family="paragraph" style:parent-style-name="Standard">
      <style:paragraph-properties fo:margin-top="0cm" fo:margin-bottom="0.423cm" style:contextual-spacing="false" fo:line-height="100%" fo:text-align="justify" style:justify-single-word="false" fo:padding="0cm" fo:border="none" fo:keep-with-next="always"/>
      <style:text-properties fo:color="#000000" loext:opacity="100%" fo:font-size="10pt" style:font-size-asian="10pt" style:font-size-complex="10pt"/>
    </style:style>
    <style:style style:name="P21" style:family="paragraph" style:parent-style-name="Standard">
      <style:paragraph-properties fo:margin-top="0cm" fo:margin-bottom="0.423cm" style:contextual-spacing="false" fo:line-height="100%" fo:text-align="justify" style:justify-single-word="false" fo:padding="0cm" fo:border="none"/>
      <style:text-properties fo:color="#000000" loext:opacity="100%" fo:font-size="10pt" style:font-size-asian="10pt" style:font-size-complex="10pt"/>
    </style:style>
    <style:style style:name="P22" style:family="paragraph" style:parent-style-name="Standard" style:list-style-name="WWNum2">
      <style:paragraph-properties fo:margin-left="1.501cm" fo:margin-right="0cm" fo:margin-top="0cm" fo:margin-bottom="0.423cm" style:contextual-spacing="false" fo:line-height="100%" fo:text-align="justify" style:justify-single-word="false" fo:text-indent="-1.501cm" style:auto-text-indent="false" fo:padding="0cm" fo:border="none"/>
    </style:style>
    <style:style style:name="P23" style:family="paragraph" style:parent-style-name="Standard" style:list-style-name="WWNum2">
      <style:paragraph-properties fo:margin-left="1.501cm" fo:margin-right="0cm" fo:margin-top="0cm" fo:margin-bottom="0.423cm" style:contextual-spacing="false" fo:line-height="100%" fo:text-align="justify" style:justify-single-word="false" fo:text-indent="-1.501cm" style:auto-text-indent="false" fo:padding="0cm" fo:border="none" fo:keep-with-next="always"/>
    </style:style>
    <style:style style:name="P24" style:family="paragraph" style:parent-style-name="Standard" style:master-page-name="Standard">
      <style:paragraph-properties fo:orphans="0" fo:widows="0" style:page-number="1"/>
    </style:style>
    <style:style style:name="P25" style:family="paragraph" style:parent-style-name="Standard" style:list-style-name="WWNum2">
      <style:paragraph-properties fo:margin-left="1.501cm" fo:margin-right="0cm" fo:margin-top="0cm" fo:margin-bottom="0cm" style:contextual-spacing="false" fo:line-height="115%" fo:text-align="start" style:justify-single-word="false" fo:keep-together="auto" fo:orphans="2" fo:widows="2" fo:text-indent="-1.501cm" style:auto-text-indent="false" fo:break-before="auto" fo:break-after="auto" fo:padding="0cm" fo:border="none" fo:keep-with-next="auto"/>
    </style:style>
    <style:style style:name="P26" style:family="paragraph" style:parent-style-name="Standard" style:list-style-name="WWNum2">
      <style:paragraph-properties fo:margin-left="1.501cm" fo:margin-right="0cm" fo:margin-top="0cm" fo:margin-bottom="0cm" style:contextual-spacing="false" fo:line-height="115%" fo:text-align="start"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7"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8" style:family="paragraph" style:parent-style-name="Standard" style:list-style-name="WWNum1">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style:list-style-name="WWNum2">
      <style:paragraph-properties fo:margin-left="3.002cm" fo:margin-right="0cm" fo:margin-top="0cm" fo:margin-bottom="0.423cm" style:contextual-spacing="false" fo:line-height="100%" fo:text-align="justify" style:justify-single-word="false" fo:text-indent="-1.501cm" style:auto-text-indent="false" fo:padding="0cm" fo:border="none"/>
      <style:text-properties fo:font-size="10pt" style:font-size-asian="10pt" style:font-size-complex="10pt"/>
    </style:style>
    <style:style style:name="P30" style:family="paragraph" style:parent-style-name="Standard">
      <style:text-properties fo:font-size="10pt" style:font-size-asian="10pt"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 style:family="text">
      <style:text-properties fo:color="#000000" loext:opacity="100%" fo:font-size="10pt" style:font-size-asian="10pt" style:font-size-complex="10pt"/>
    </style:style>
    <style:style style:name="T6" style:family="text">
      <style:text-properties fo:color="#000000" loext:opacity="100%" fo:font-size="10pt" fo:font-weight="bold" style:font-size-asian="10pt" style:font-weight-asian="bold" style:font-size-complex="10pt"/>
    </style:style>
    <style:style style:name="T7" style:family="text">
      <style:text-properties fo:color="#0000ff" loext:opacity="100%"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Service Document Number:</text:span><text:span text:style-name="T2"> [#}</text:span></text:p>
      <text:p text:style-name="P7"><text:span text:style-name="T1">Version: </text:span><text:span text:style-name="T2">v1.0</text:span></text:p>
      <text:p text:style-name="P7"><text:span text:style-name="T1">Date:</text:span><text:span text:style-name="T2"> 21 June 2022</text:span></text:p>
      <text:h text:style-name="P10" text:outline-level="1"><text:bookmark text:name="_heading=h.fiwcp3tqbii"/>Counter-Fraud Process for GOV.UK Sign In</text:h>
      <text:p text:style-name="Standard"/>
      <text:list xml:id="list2636946449" text:style-name="WWNum2">
        <text:list-item>
          <text:h text:style-name="P12" text:outline-level="2"><text:bookmark text:name="_heading=h.30j0zll"/>INTERPRETATION </text:h>
          <text:list>
            <text:list-item>
              <text:p text:style-name="P25"><text:bookmark text:name="_heading=h.2et92p0"/><text:span text:style-name="T3">This counter-fraud process (“</text:span><text:span text:style-name="T4">Counter-Fraud Process</text:span><text:span text:style-name="T3">”) relates to the services provided pursuant to GOV.UK Sign In, as governed by the memorandum of understanding (“</text:span><text:span text:style-name="T4">MoU</text:span><text:span text:style-name="T3">”) between the relevant Relying Party and The Minister for the Cabinet Office (as represented by the Government Digital Service) (“</text:span><text:span text:style-name="T4">GDS</text:span><text:span text:style-name="T3">”). </text:span></text:p>
            </text:list-item>
          </text:list>
        </text:list-item>
      </text:list>
      <text:p text:style-name="P5"/>
      <text:list xml:id="list175222738147809" text:continue-numbering="true" text:style-name="WWNum2">
        <text:list-item>
          <text:list>
            <text:list-item>
              <text:p text:style-name="P26">Capitalised terms in the Counter-Fraud Process shall have the same meaning as ascribed to them in Schedule 1, unless otherwise defined herein. </text:p>
            </text:list-item>
          </text:list>
        </text:list-item>
      </text:list>
      <text:p text:style-name="P8"/>
      <text:list xml:id="list175221972359707" text:continue-numbering="true" text:style-name="WWNum2">
        <text:list-item>
          <text:list>
            <text:list-item>
              <text:p text:style-name="P26">The Counter-Fraud Process is a Service Document. </text:p>
            </text:list-item>
          </text:list>
        </text:list-item>
      </text:list>
      <text:p text:style-name="P9"/>
      <text:list xml:id="list175222969147638" text:continue-numbering="true" text:style-name="WWNum2">
        <text:list-item>
          <text:h text:style-name="P12" text:outline-level="2"><text:bookmark text:name="_heading=h.l8bvxfcpooxc"/>PURPOSE</text:h>
          <text:list>
            <text:list-item>
              <text:p text:style-name="P22"><text:bookmark text:name="_heading=h.tyjcwt"/><text:span text:style-name="T5">In the course of GDS providing GOV.UK Sign In services to a Relying Party (and relevant Relying Party Services), either Party may need to share with the other certain data and information for the sole purpose of identifying and countering fraudulent use of GOV.UK Sign In. This Service Document is intended to provide a process for the Parties to follow to enable the sharing of information for the purpose of effective prevention, detection, investigation and prosecution of fraud (“</text:span><text:span text:style-name="T6">Primary Purpose</text:span><text:span text:style-name="T5">”).</text:span></text:p>
            </text:list-item>
            <text:list-item>
              <text:p text:style-name="P22"><text:bookmark text:name="_heading=h.3dy6vkm"/><text:span text:style-name="T5">For the avoidance of doubt, the obligations set out in this Service Document are subject to, and shall not override, the obligations of either Party to act in accordance with all applicable laws (including Data Protection Legislation), GDS’ and/or a Relying Party’s privacy policy (each a “</text:span><text:span text:style-name="T6">Privacy Policy</text:span><text:span text:style-name="T5">”) and any regulation, standard, policy or procedure which a Party must otherwise adhere to (“</text:span><text:span text:style-name="T6">Protocols</text:span><text:span text:style-name="T5">”). </text:span></text:p>
            </text:list-item>
          </text:list>
        </text:list-item>
        <text:list-item>
          <text:h text:style-name="P12" text:outline-level="2"><text:bookmark text:name="_heading=h.ldhtdgxipsn9"/>IDENTIFICATION OF FRAUD</text:h>
          <text:list>
            <text:list-item>
              <text:p text:style-name="P16">The Parties acknowledge that fraud may take many different forms and that it is incumbent upon each Party to notify the other Party of any actual or suspected fraudulent use of GOV.UK Sign In that it becomes aware of. Each Party will endeavour to share such information in the course of seeking to protect GOV.UK Sign In from fraudulent use. </text:p>
            </text:list-item>
            <text:list-item>
              <text:p text:style-name="P22"><text:bookmark text:name="_heading=h.1t3h5sf"/><text:span text:style-name="T5">A Relying Party will promptly notify GDS, or GDS will notify the Relying Party (“</text:span><text:span text:style-name="T6">Fraudulent Event Notification</text:span><text:span text:style-name="T5">”) if:</text:span></text:p>
              <text:list>
                <text:list-item>
                  <text:p text:style-name="P17">it becomes aware; or </text:p>
                </text:list-item>
                <text:list-item>
                  <text:p text:style-name="P17">it suspects, </text:p>
                </text:list-item>
              </text:list>
            </text:list-item>
          </text:list>
        </text:list-item>
      </text:list>
      <text:p text:style-name="P2"><text:span text:style-name="T5">that fraud has been, is being or will be committed and such fraudulent activity is, or is reasonably assumed to be, directly or indirectly connected to the GOV.UK Sign In services utilised by the Relying Party (or relevant Relying Party Services) (“</text:span><text:span text:style-name="T6">Fraudulent Event</text:span><text:span text:style-name="T5">”).</text:span></text:p>
      <text:list xml:id="list175223270852676" text:continue-numbering="true" text:style-name="WWNum2">
        <text:list-item>
          <text:list>
            <text:list-item>
              <text:p text:style-name="P16"><text:soft-page-break/>Each Party is encouraged to share details of the various indicating factors which have led that Party to issue a Fraudulent Event Notification. </text:p>
            </text:list-item>
          </text:list>
        </text:list-item>
        <text:list-item>
          <text:h text:style-name="P12" text:outline-level="2"><text:bookmark text:name="_heading=h.1fob9te"/>DATA EXCHANGE AND RETENTION</text:h>
          <text:list>
            <text:list-item>
              <text:p text:style-name="P23"><text:bookmark text:name="_heading=h.gjdgxs"/><text:span text:style-name="T5">Subject always to the provisions of paragraph 2.2, upon receiving a Fraudulent Event Notification, the Parties will operate a mutual exchange of certain data (“</text:span><text:span text:style-name="T6">Shared Data</text:span><text:span text:style-name="T5">”) which will include (to the extent that such data is held by the relevant Party):</text:span></text:p>
              <text:list>
                <text:list-item>
                  <text:p text:style-name="P18">where the Relying Party is in receipt of Authentication Services:</text:p>
                  <text:list>
                    <text:list-item>
                      <text:p text:style-name="P19">phone numbers; and</text:p>
                    </text:list-item>
                    <text:list-item>
                      <text:p text:style-name="P19">email addresses;</text:p>
                    </text:list-item>
                  </text:list>
                </text:list-item>
                <text:list-item>
                  <text:p text:style-name="P18">where the Relying Party is in receipt of Identity Services, the full name, date of birth and address of any individual relevant to a Fraudulent Event; and</text:p>
                </text:list-item>
                <text:list-item>
                  <text:p text:style-name="P18">in respect of GOV.UK Sign In generally;</text:p>
                  <text:list>
                    <text:list-item>
                      <text:p text:style-name="P19">IP addresses; </text:p>
                    </text:list-item>
                    <text:list-item>
                      <text:p text:style-name="P19">location information such as, but not limited to, address or geolocation; </text:p>
                    </text:list-item>
                    <text:list-item>
                      <text:p text:style-name="P19">unique account identifiers such as, but not limited to, passport numbers;</text:p>
                    </text:list-item>
                    <text:list-item>
                      <text:p text:style-name="P19">information about the devices being used in the Fraudulent Event;</text:p>
                    </text:list-item>
                    <text:list-item>
                      <text:p text:style-name="P19">date and time stamp; and</text:p>
                    </text:list-item>
                    <text:list-item>
                      <text:p text:style-name="P19">contraindicators. </text:p>
                    </text:list-item>
                  </text:list>
                </text:list-item>
              </text:list>
            </text:list-item>
            <text:list-item>
              <text:p text:style-name="P22"><text:span text:style-name="T5">The Parties acknowledge that GDS may share the Shared Data with other parties such as law enforcement agencies, other public sector organisations (such as the Home Office), and third party technology suppliers (for example hosting providers) to assist with investigating a Fraudulent Event. Further details of GDS’ processing of the Shared Data are set out in its privacy policy at </text:span><text:a xlink:type="simple" xlink:href="https://signin.account.gov.uk/privacy-statement" text:style-name="ListLabel_20_17" text:visited-style-name="ListLabel_20_17"><text:span text:style-name="T7">Privacy notice - GOV.UK account</text:span></text:a><text:span text:style-name="T7">.</text:span><text:span text:style-name="T2"> </text:span></text:p>
            </text:list-item>
            <text:list-item>
              <text:p text:style-name="P16">The exchange of Shared Data as envisaged in paragraph 4.1 will be undertaken within a reasonable time of the Fraudulent Event Notification being received by a Party. The exchange will be as appropriate to achieve the Primary Purpose and may enable the Parties to, amongst other objectives:</text:p>
              <text:list>
                <text:list-item>
                  <text:p text:style-name="P17">determine the nature and severity of the Fraudulent Event through conducting an analysis of the Shared Data;</text:p>
                </text:list-item>
                <text:list-item>
                  <text:p text:style-name="P17">provide accurate and appropriately detailed notifications to law enforcement agencies in a timely manner; and</text:p>
                </text:list-item>
                <text:list-item>
                  <text:p text:style-name="P17">reflect on the Fraudulent Event with a view to making any necessary improvements to each Party’s security processes and, in relation to GDS, to improve the operational security of GOV.UK Sign In.</text:p>
                </text:list-item>
              </text:list>
            </text:list-item>
            <text:list-item>
              <text:p text:style-name="P16">The Parties will exchange Shared Data at such frequency and for such duration as is deemed reasonably necessary in the circumstances. The Parties will put in place appropriate safeguards to protect the exchange of Shared Data and security of the Shared Data after exchange has occurred. Such safeguards will be consistent with any relevant requirements in the Privacy Policies, Protocols and the MoU.</text:p>
            </text:list-item>
            <text:list-item>
              <text:p text:style-name="P16"><text:bookmark text:name="_heading=h.3znysh7"/><text:soft-page-break/>Upon the occurrence of a Fraudulent Event, either Party may request the other Party to retain certain Shared Data (and will confirm, when making such request, the extent of the Shared Data to be retained):</text:p>
              <text:list>
                <text:list-item>
                  <text:p text:style-name="P17">for the purpose of investigating the Fraudulent Event; and</text:p>
                </text:list-item>
                <text:list-item>
                  <text:p text:style-name="P17">only for such time as is reasonably necessary for such requesting Party to conduct an investigation into the Fraudulent Event. </text:p>
                </text:list-item>
              </text:list>
            </text:list-item>
            <text:list-item>
              <text:p text:style-name="P16">Notwithstanding paragraph 4.5 Shared Data will be retained by each Party in accordance with:</text:p>
              <text:list>
                <text:list-item>
                  <text:p text:style-name="P29">the Data Protection Legislation;</text:p>
                </text:list-item>
                <text:list-item>
                  <text:p text:style-name="P17">any data protection impact assessment undertaken by a Party;</text:p>
                </text:list-item>
                <text:list-item>
                  <text:p text:style-name="P17">the Privacy Policy and data retention policy of each relevant Party;</text:p>
                </text:list-item>
                <text:list-item>
                  <text:p text:style-name="P17">the Protocols; and</text:p>
                </text:list-item>
                <text:list-item>
                  <text:p text:style-name="P17">the MoU.</text:p>
                </text:list-item>
              </text:list>
            </text:list-item>
          </text:list>
        </text:list-item>
      </text:list>
      <text:p text:style-name="P6"/>
      <text:h text:style-name="P11" text:outline-level="1"><text:bookmark text:name="_heading=h.ln3is826s9g"/>SCHEDULE 1 <text:line-break/>DEFINITIONS AND INTERPRETATION</text:h>
      <text:h text:style-name="P13" text:outline-level="2"><text:bookmark text:name="_heading=h.v3y2ygajvigp"/>DEFINITIONS</text:h>
      <text:p text:style-name="P8"/>
      <text:p text:style-name="P8">Terms defined in the Counter-Fraud Process, unless defined therein, shall have the meaning as ascribed to them below.</text:p>
      <text:p text:style-name="P8"/>
      <text:p text:style-name="Standard"><text:span text:style-name="T2">“</text:span><text:span text:style-name="T1">Authentication Services</text:span><text:span text:style-name="T2">” means the GOV.UK Sign In service provided by GDS to a Relying Party (and relevant Relying Party Services) in accordance with Schedule 3 of the MoU;</text:span></text:p>
      <text:p text:style-name="P8"/>
      <text:p text:style-name="Standard"><text:span text:style-name="T1">“Counter-Fraud Process”</text:span><text:span text:style-name="T2"> has the meaning given to it in paragraph 1.1;</text:span></text:p>
      <text:p text:style-name="P8"/>
      <text:p text:style-name="Standard"><text:span text:style-name="T2">“</text:span><text:span text:style-name="T1">Crown</text:span><text:span text:style-name="T2">” </text:span><text:span text:style-name="T5">means the government of the United Kingdom (including the Northern Ireland Executive Committee and Northern Ireland Departments, the Scottish Executive and the National Assembly for Wales), including, but not limited to, government ministers, government departments, government offices and government agencies</text:span><text:span text:style-name="T2"> </text:span><text:span text:style-name="T5">and "</text:span><text:span text:style-name="T6">Crown Body</text:span><text:span text:style-name="T5">" is an emanation of the foregoing;</text:span></text:p>
      <text:p text:style-name="P8"/>
      <text:p text:style-name="Standard"><text:span text:style-name="T2">“</text:span><text:span text:style-name="T1">Data Protection Legislation</text:span><text:span text:style-name="T2">” means: (a) any law, statute, declaration, decree, directive, legislative enactment, order, ordinance, regulation, rule or other binding restriction (as amended, consolidated or re-enacted from time to time) which relates to the protection of individuals with regards to the processing of Personal Data to which a Party is subject, including the UK Data Protection Legislation; and (b) any code of practice or guidance published by the Regulator from time to time, and in each case, as amended or replaced from time to time;</text:span></text:p>
      <text:p text:style-name="P8"/>
      <text:p text:style-name="Standard"><text:span text:style-name="T1">“Fraudulent Event”</text:span><text:span text:style-name="T2"> has the meaning given to it in paragraph 3.2;</text:span></text:p>
      <text:p text:style-name="P9"/>
      <text:p text:style-name="Standard"><text:span text:style-name="T1">“Fraudulent Event Notification”</text:span><text:span text:style-name="T2"> has the meaning given to it in paragraph 3.2;</text:span></text:p>
      <text:p text:style-name="P9"/>
      <text:p text:style-name="Standard"><text:span text:style-name="T1">“GDS”</text:span><text:span text:style-name="T2"> has the meaning given to it in paragraph 1.1;</text:span></text:p>
      <text:p text:style-name="P8"/>
      <text:p text:style-name="Standard"><text:span text:style-name="T2">“</text:span><text:span text:style-name="T1">GOV.UK Sign In</text:span><text:span text:style-name="T2">”</text:span><text:span text:style-name="T5"> means the services, including the Authentication Services and Identity Services, as GDS accepts the Relying Party as recipient of from time to time under and subject to the MoU;</text:span></text:p>
      <text:p text:style-name="P8"/>
      <text:p text:style-name="Standard"><text:span text:style-name="T2">“</text:span><text:span text:style-name="T1">Identity Services</text:span><text:span text:style-name="T2">” means the service provided by GDS to a Relying Party (and relevant Relying Party Services) in accordance with Schedule 4 of the MoU;</text:span></text:p>
      <text:p text:style-name="P8"/>
      <text:p text:style-name="Standard"><text:span text:style-name="T1">“MoU”</text:span><text:span text:style-name="T2"> has the meaning given to it in paragraph 1.1;</text:span></text:p>
      <text:p text:style-name="P3"><text:span text:style-name="T2">“</text:span><text:span text:style-name="T1">Other Central Government Body</text:span><text:span text:style-name="T2">” </text:span><text:span text:style-name="T5">means a body listed in one of the following sub-categories of the Central Government classification of the Public Sector Classification Guide, as published and amended from time to time by the Office for National Statistics:</text:span></text:p>
      <text:p text:style-name="P20">(a)<text:tab/>Non-Departmental Public Body or Assembly Sponsored Public Body; </text:p>
      <text:p text:style-name="P20">(b)<text:tab/>Non-Ministerial Department; or</text:p>
      <text:p text:style-name="P20">(c)<text:tab/>Executive Agency,</text:p>
      <text:p text:style-name="P21">excluding any Crown Body;</text:p>
      <text:p text:style-name="Standard"><text:span text:style-name="T1">“Party”</text:span><text:span text:style-name="T2"> means a party to the MoU and </text:span><text:span text:style-name="T1">“Parties”</text:span><text:span text:style-name="T2"> shall be construed accordingly;</text:span></text:p>
      <text:p text:style-name="P8"/>
      <text:p text:style-name="Standard"><text:soft-page-break/><text:span text:style-name="T2">“</text:span><text:span text:style-name="T1">Personal Data</text:span><text:span text:style-name="T2">” has the meaning given in the Data Protection Legislation;</text:span></text:p>
      <text:p text:style-name="P8"/>
      <text:p text:style-name="Standard"><text:span text:style-name="T1">“Primary Purpose”</text:span><text:span text:style-name="T2"> has the meaning given to it in paragraph 2.1;</text:span></text:p>
      <text:p text:style-name="P8"/>
      <text:p text:style-name="Standard"><text:span text:style-name="T1">“Privacy Policy”</text:span><text:span text:style-name="T2"> has the meaning given to it in paragraph 2.2;</text:span></text:p>
      <text:p text:style-name="P8"/>
      <text:p text:style-name="Standard"><text:span text:style-name="T2">"</text:span><text:span text:style-name="T1">Regulator</text:span><text:span text:style-name="T2">" means the UK Information Commissioner's Office, or any successor or replacement body from time to time;</text:span></text:p>
      <text:p text:style-name="P8"/>
      <text:p text:style-name="Standard"><text:span text:style-name="T2">“</text:span><text:span text:style-name="T1">Relying Party</text:span><text:span text:style-name="T2">”</text:span><text:span text:style-name="T5"> means </text:span><text:span text:style-name="T2">any </text:span><text:span text:style-name="T5">Crown Body or Other Central Government Body that is a party to the MoU;</text:span></text:p>
      <text:p text:style-name="P8"/>
      <text:p text:style-name="Standard"><text:span text:style-name="T2">“</text:span><text:span text:style-name="T1">Relying Party Services” </text:span><text:span text:style-name="T2">means a service provided by the Relying Party using, or in respect of which the Relying Party wishes to use, the GOV.UK Sign In;</text:span></text:p>
      <text:p text:style-name="P8"/>
      <text:p text:style-name="Standard"><text:span text:style-name="T2">“</text:span><text:span text:style-name="T1">Service Document</text:span><text:span text:style-name="T2">” means </text:span><text:span text:style-name="T5">the GOV.UK Sign In related documents which detail technical and/or procedural requirements (i) relating specifically to one or more of the services offered as part of GOV.UK Sign In, or (ii) which are generally applicable to GOV.UK Sign In, as made available by GDS in writing (including via its nominated developer portal or website) and as updated or replaced by GDS in writing from time to time;</text:span></text:p>
      <text:p text:style-name="P6"/>
      <text:p text:style-name="Standard"><text:span text:style-name="T1">“Shared Data”</text:span><text:span text:style-name="T2"> has the meaning given to it in paragraph 4.1;</text:span></text:p>
      <text:p text:style-name="P6"/>
      <text:p text:style-name="Standard"><text:span text:style-name="T2">"</text:span><text:span text:style-name="T1">UK Data Protection Legislation</text:span><text:span text:style-name="T2">" means a) the UK GDPR; and (b) the Privacy and Electronic Communications Regulations 2003 (as amended by SI 2011 no. 6) and the Data Protection Act 2018 as each is amended in accordance with the Data Protection, Privacy and Electronic Communications (Amendments etc) (EU Exit) Regulations 2019 (as amended by SI 2020 no. 1586) and incorporated into UK law under the UK European Union (Withdrawal) Act 2018; and</text:span></text:p>
      <text:p text:style-name="P8"/>
      <text:p text:style-name="Standard"><text:span text:style-name="T2">"</text:span><text:span text:style-name="T1">UK GDPR</text:span><text:span text:style-name="T2">" means Regulation (EU) 2016/679 of the European Parliament and of the Council of 27 April 2016 on the protection of natural persons with regard to the processing of personal data and repealing Directive 95/46/EC (General Data Protection Regulation) OJ L 119/1, 4.5.2016, as amended in accordance with the Data Protection, Privacy and Electronic Communications (Amendments etc) (EU Exit) Regulations 2019 (as amended by SI 2020 no. 1586) and incorporated into UK law under the UK European Union (Withdrawal) Act 2018.</text:span></text:p>
      <text:p text:style-name="P8"/>
      <text:h text:style-name="P14" text:outline-level="2"><text:bookmark text:name="_heading=h.jwz7bxmaid1q"/>INTERPRETATION</text:h>
      <text:p text:style-name="P27">Unless the context otherwise requires, in this Counter-Fraud Process:</text:p>
      <text:list xml:id="list4067663662" text:style-name="WWNum1">
        <text:list-item>
          <text:list>
            <text:list-item>
              <text:list>
                <text:list-item>
                  <text:p text:style-name="P28">references to “paragraphs” are to paragraphs of this Counter-Fraud Process;</text:p>
                </text:list-item>
                <text:list-item>
                  <text:p text:style-name="P28">references to this Counter-Fraud Process, the MoU or to any other document or instrument, or to any part of any of these, shall be construed as a reference to that thing or part thereof, as varied, amended, replaced or substituted from time to time in accordance with its terms;</text:p>
                </text:list-item>
                <text:list-item>
                  <text:p text:style-name="P28">reference to a person includes a legal entity, words importing a gender include all genders and words importing the singular include the plural and vice versa;</text:p>
                </text:list-item>
                <text:list-item>
                  <text:p text:style-name="P28">references to any statute, regulation, directive or other written law shall include a reference to that law as amended, varied, re-enacted, replaced or substituted from time to time; and</text:p>
                </text:list-item>
                <text:list-item>
                  <text:p text:style-name="P28"><text:soft-page-break/>use of phrases such as "including", "for example" or "such as" shall be read as if those phrases were followed by the words "without limitatio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Level_20_1" style:display-name="Level 1" style:family="paragraph" style:parent-style-name="normal" style:default-outline-level="1" style:list-style-name="">
      <style:paragraph-properties fo:margin-top="0cm" fo:margin-bottom="0.423cm" style:contextual-spacing="false" fo:line-height="100%" fo:text-align="justify" style:justify-single-word="false"/>
      <style:text-properties fo:font-size="10pt" style:font-size-asian="10pt" style:font-size-complex="10pt"/>
    </style:style>
    <style:style style:name="Level_20_2" style:display-name="Level 2" style:family="paragraph" style:parent-style-name="normal" style:default-outline-level="2" style:list-style-name="">
      <style:paragraph-properties fo:margin-top="0cm" fo:margin-bottom="0.423cm" style:contextual-spacing="false" fo:line-height="100%" fo:text-align="justify" style:justify-single-word="false"/>
      <style:text-properties fo:font-size="10pt" style:font-size-asian="10pt" style:language-asian="en" style:country-asian="US" style:font-size-complex="10pt"/>
    </style:style>
    <style:style style:name="Level_20_3" style:display-name="Level 3" style:family="paragraph" style:parent-style-name="normal" style:default-outline-level="3" style:list-style-name="">
      <style:paragraph-properties fo:margin-top="0cm" fo:margin-bottom="0.423cm" style:contextual-spacing="false" fo:line-height="100%" fo:text-align="justify" style:justify-single-word="false"/>
      <style:text-properties fo:font-size="10pt" style:font-size-asian="10pt" style:font-size-complex="10pt"/>
    </style:style>
    <style:style style:name="Level_20_4" style:display-name="Level 4" style:family="paragraph" style:parent-style-name="normal" style:default-outline-level="4" style:list-style-name="">
      <style:paragraph-properties fo:margin-top="0cm" fo:margin-bottom="0.423cm" style:contextual-spacing="false" fo:line-height="100%" fo:text-align="justify" style:justify-single-word="false"/>
      <style:text-properties fo:font-size="10pt" style:font-size-asian="10pt" style:font-size-complex="10pt"/>
    </style:style>
    <style:style style:name="Level_20_5" style:display-name="Level 5" style:family="paragraph" style:parent-style-name="normal" style:default-outline-level="5" style:list-style-name="">
      <style:paragraph-properties fo:margin-top="0cm" fo:margin-bottom="0.423cm" style:contextual-spacing="false" fo:line-height="100%" fo:text-align="justify" style:justify-single-word="false"/>
      <style:text-properties fo:font-size="10pt" style:font-size-asian="10pt" style:font-size-complex="10pt"/>
    </style:style>
    <style:style style:name="Level_20_6" style:display-name="Level 6" style:family="paragraph" style:parent-style-name="normal" style:default-outline-level="6" style:list-style-name="">
      <style:paragraph-properties fo:margin-top="0cm" fo:margin-bottom="0.423cm" style:contextual-spacing="false" fo:line-height="100%" fo:text-align="justify" style:justify-single-word="false"/>
      <style:text-properties fo:font-size="10pt" style:font-size-asian="10pt" style:font-size-complex="10pt"/>
    </style:style>
    <style:style style:name="Schedule_20_Part_20__23_" style:display-name="Schedule Part #" style:family="paragraph" style:parent-style-name="normal" style:next-style-name="Standard" style:default-outline-level="9" style:list-style-name="">
      <style:paragraph-properties fo:margin-top="0cm" fo:margin-bottom="0.423cm" style:contextual-spacing="false" fo:line-height="100%" fo:text-align="center" style:justify-single-word="false" fo:keep-with-next="always"/>
      <style:text-properties fo:text-transform="uppercase" style:font-name="Arial Bold" fo:font-family="'Arial Bold'" style:font-family-generic="roman" style:font-pitch="variable" fo:font-size="10pt" fo:font-weight="bold" style:font-name-asian="Cambria" style:font-family-asian="Cambria"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Schedule_20__23_" style:display-name="Schedule #" style:family="paragraph" style:parent-style-name="normal" style:next-style-name="Standard" style:default-outline-level="8" style:list-style-name="">
      <style:paragraph-properties fo:margin-top="0cm" fo:margin-bottom="0.423cm" style:contextual-spacing="false" fo:line-height="100%" fo:text-align="center" style:justify-single-word="false" fo:break-before="page" fo:keep-with-next="always"/>
      <style:text-properties fo:text-transform="uppercase" fo:font-size="10pt" fo:font-weight="bold" style:font-name-asian="Cambria" style:font-family-asian="Cambria"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SCH_20_Level_20_1" style:display-name="SCH Level 1" style:family="paragraph" style:parent-style-name="Text_20_body" style:default-outline-level="">
      <style:paragraph-properties fo:margin-top="0cm" fo:margin-bottom="0.423cm" style:contextual-spacing="false" fo:line-height="100%" fo:text-align="justify" style:justify-single-word="false"/>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SCH_20_Level_20_2" style:display-name="SCH Level 2" style:family="paragraph" style:parent-style-name="Text_20_body" style:default-outline-level="">
      <style:paragraph-properties fo:margin-left="0cm" fo:margin-right="0cm" fo:margin-top="0cm" fo:margin-bottom="0.423cm" style:contextual-spacing="false" fo:line-height="100%" fo:text-align="justify" style:justify-single-word="false" fo:text-indent="0cm" style:auto-text-indent="false">
        <style:tab-stops>
          <style:tab-stop style:position="0.635cm"/>
        </style:tab-stops>
      </style:paragraph-properties>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SCH_20_Level_20_3" style:display-name="SCH Level 3" style:family="paragraph" style:parent-style-name="Text_20_body" style:default-outline-level="">
      <style:paragraph-properties fo:margin-left="0cm" fo:margin-right="0cm" fo:margin-top="0cm" fo:margin-bottom="0.423cm" style:contextual-spacing="false" fo:line-height="100%" fo:text-align="justify" style:justify-single-word="false" fo:text-indent="0cm" style:auto-text-indent="false">
        <style:tab-stops>
          <style:tab-stop style:position="0.635cm"/>
        </style:tab-stops>
      </style:paragraph-properties>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SCH_20_Level_20_4" style:display-name="SCH Level 4" style:family="paragraph" style:parent-style-name="Text_20_body" style:default-outline-level="">
      <style:paragraph-properties fo:margin-left="0cm" fo:margin-right="0cm" fo:margin-top="0cm" fo:margin-bottom="0.423cm" style:contextual-spacing="false" fo:line-height="100%" fo:text-align="justify" style:justify-single-word="false" fo:text-indent="0cm" style:auto-text-indent="false">
        <style:tab-stops>
          <style:tab-stop style:position="0.635cm"/>
        </style:tab-stops>
      </style:paragraph-properties>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SCH_20_Level_20_5" style:display-name="SCH Level 5" style:family="paragraph" style:parent-style-name="Text_20_body" style:default-outline-level="">
      <style:paragraph-properties fo:margin-left="0cm" fo:margin-right="0cm" fo:margin-top="0cm" fo:margin-bottom="0.423cm" style:contextual-spacing="false" fo:line-height="100%" fo:text-align="justify" style:justify-single-word="false" fo:text-indent="0cm" style:auto-text-indent="false">
        <style:tab-stops>
          <style:tab-stop style:position="0.635cm"/>
        </style:tab-stops>
      </style:paragraph-properties>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SCH_20_Level_20_6" style:display-name="SCH Level 6" style:family="paragraph" style:parent-style-name="Text_20_body" style:default-outline-level="">
      <style:paragraph-properties fo:margin-left="0cm" fo:margin-right="0cm" fo:margin-top="0cm" fo:margin-bottom="0.423cm" style:contextual-spacing="false" fo:line-height="100%" fo:text-align="justify" style:justify-single-word="false" fo:text-indent="0cm" style:auto-text-indent="false">
        <style:tab-stops>
          <style:tab-stop style:position="0.635cm"/>
        </style:tab-stops>
      </style:paragraph-properties>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SCH_20_Level_20_7" style:display-name="SCH Level 7" style:family="paragraph" style:parent-style-name="Text_20_body" style:default-outline-level="">
      <style:paragraph-properties fo:margin-left="0cm" fo:margin-right="0cm" fo:margin-top="0cm" fo:margin-bottom="0.423cm" style:contextual-spacing="false" fo:line-height="100%" fo:text-align="justify" style:justify-single-word="false" fo:text-indent="0cm" style:auto-text-indent="false">
        <style:tab-stops>
          <style:tab-stop style:position="0.635cm"/>
        </style:tab-stops>
      </style:paragraph-properties>
      <style:text-properties fo:font-size="10pt" style:font-name-asian="Cambria" style:font-family-asian="Cambria" style:font-family-generic-asian="system" style:font-pitch-asian="variable" style:font-size-asian="10pt" style:font-name-complex="Arial1" style:font-family-complex="Arial" style:font-family-generic-complex="system" style:font-pitch-complex="variable"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Body_20_Text_20_Char" style:display-name="Body Text Char" style:family="text" style:parent-style-name="Default_20_Paragraph_20_Font"/>
    <style:style style:name="ListLabel_20_1" style:display-name="ListLabel 1" style:family="text">
      <style:text-properties fo:font-variant="small-caps" fo:color="#000000" loext:opacity="100%"/>
    </style:style>
    <style:style style:name="ListLabel_20_2" style:display-name="ListLabel 2" style:family="text">
      <style:text-properties fo:color="#000000" loext:opacity="100%" fo:font-style="normal" fo:font-weight="normal" style:font-style-asian="normal" style:font-weight-asian="normal"/>
    </style:style>
    <style:style style:name="ListLabel_20_3" style:display-name="ListLabel 3" style:family="text">
      <style:text-properties fo:color="#000000" loext:opacity="100%" style:font-name="Arial" fo:font-family="Arial" style:font-family-generic="roman" style:font-pitch="variable" fo:font-size="10pt" fo:font-style="normal" fo:font-weight="normal" style:font-style-asian="normal" style:font-weight-asian="normal"/>
    </style:style>
    <style:style style:name="ListLabel_20_4" style:display-name="ListLabel 4" style:family="text">
      <style:text-properties fo:color="#000000" loext:opacity="100%" fo:font-style="normal" fo:font-weight="normal" style:font-style-asian="normal" style:font-weight-asian="normal"/>
    </style:style>
    <style:style style:name="ListLabel_20_5" style:display-name="ListLabel 5" style:family="text">
      <style:text-properties fo:font-style="normal" fo:font-weight="normal" style:font-style-asian="normal" style:font-weight-asian="normal"/>
    </style:style>
    <style:style style:name="ListLabel_20_6" style:display-name="ListLabel 6" style:family="text">
      <style:text-properties fo:font-style="normal" fo:font-weight="normal" style:font-style-asian="normal" style:font-weight-asian="normal"/>
    </style:style>
    <style:style style:name="ListLabel_20_7" style:display-name="ListLabel 7" style:family="text">
      <style:text-properties fo:font-style="normal" fo:font-weight="normal" style:font-style-asian="normal" style:font-weight-asian="normal"/>
    </style:style>
    <style:style style:name="ListLabel_20_8" style:display-name="ListLabel 8" style:family="text">
      <style:text-properties fo:font-variant="normal" fo:text-transform="none" style:text-line-through-style="none" style:text-line-through-type="none" style:text-position="0% 100%" fo:font-size="10pt" fo:font-style="normal" style:text-underline-style="none" fo:font-weight="bold" style:font-style-asian="normal" style:font-weight-asian="normal"/>
    </style:style>
    <style:style style:name="ListLabel_20_9" style:display-name="ListLabel 9"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style:text-underline-style="none" fo:font-weight="bold" style:font-style-asian="normal" style:font-weight-asian="normal"/>
    </style:style>
    <style:style style:name="ListLabel_20_10" style:display-name="ListLabel 10" style:family="text">
      <style:text-properties fo:font-variant="normal" fo:text-transform="none" style:text-line-through-style="none" style:text-line-through-type="none" style:text-position="0% 100%" fo:font-size="10pt" fo:font-style="normal" style:text-underline-style="none" fo:font-weight="normal" style:font-style-asian="normal" style:font-weight-asian="normal"/>
    </style:style>
    <style:style style:name="ListLabel_20_11" style:display-name="ListLabel 11" style:family="text">
      <style:text-properties fo:font-variant="normal" fo:text-transform="none" style:text-line-through-style="none" style:text-line-through-type="none" style:text-position="0% 100%" fo:font-size="10pt" fo:font-style="normal" style:text-underline-style="none" fo:font-weight="normal" style:font-style-asian="normal" style:font-weight-asian="normal"/>
    </style:style>
    <style:style style:name="ListLabel_20_12" style:display-name="ListLabel 12"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3" style:display-name="ListLabel 1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4" style:display-name="ListLabel 14"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5" style:display-name="ListLabel 15"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6" style:display-name="ListLabel 16"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7" style:display-name="ListLabel 17" style:family="text">
      <style:text-properties fo:color="#0000ff" loext:opacity="100%" fo:font-size="10pt" style:text-underline-style="solid" style:text-underline-width="auto" style:text-underline-color="font-color" style:font-size-asian="10pt"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Schedule %1%" style:num-prefix="Schedule " style:num-format="1">
        <style:list-level-properties text:list-level-position-and-space-mode="label-alignment">
          <style:list-level-label-alignment text:label-followed-by="listtab"/>
        </style:list-level-properties>
      </text:list-level-style-number>
      <text:list-level-style-number text:level="2" text:style-name="ListLabel_20_2" loext:num-list-format="Part %2%" style:num-prefix="Part "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4" text:style-name="ListLabel_20_4" loext:num-list-format="%3%.%4%"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5" text:style-name="ListLabel_20_5" loext:num-list-format="%3%.%4%.%5%" style:num-format="1" text:display-levels="3">
        <style:list-level-properties text:list-level-position-and-space-mode="label-alignment">
          <style:list-level-label-alignment text:label-followed-by="listtab" fo:text-indent="-1.499cm" fo:margin-left="3cm"/>
        </style:list-level-properties>
      </text:list-level-style-number>
      <text:list-level-style-number text:level="6" text:style-name="ListLabel_20_6" loext:num-list-format="(%6%)" style:num-prefix="(" style:num-suffix=")" style:num-format="a" style:num-letter-sync="true">
        <style:list-level-properties text:list-level-position-and-space-mode="label-alignment">
          <style:list-level-label-alignment text:label-followed-by="listtab" fo:text-indent="-1.501cm" fo:margin-left="4.501cm"/>
        </style:list-level-properties>
      </text:list-level-style-number>
      <text:list-level-style-number text:level="7" text:style-name="ListLabel_20_7" loext:num-list-format="(%7%)" style:num-prefix="(" style:num-suffix=")" style:num-format="i">
        <style:list-level-properties text:list-level-position-and-space-mode="label-alignment">
          <style:list-level-label-alignment text:label-followed-by="listtab" fo:text-indent="-1.499cm" fo:margin-left="6.001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fo:text-indent="-1.499cm" fo:margin-left="7.502cm"/>
        </style:list-level-properties>
      </text:list-level-style-number>
      <text:list-level-style-number text:level="9" loext:num-list-format="(%9%)" style:num-prefix="(" style:num-suffix=")" style:num-format="A" style:num-letter-sync="true">
        <style:list-level-properties text:list-level-position-and-space-mode="label-alignment">
          <style:list-level-label-alignment text:label-followed-by="listtab" fo:text-indent="-1.499cm" fo:margin-left="9.0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 loext:num-list-format="%1%."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2" text:style-name="ListLabel_20_9" loext:num-list-format="%1%.%2%"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ListLabel_20_10" loext:num-list-format="%1%.%2%.%3%" style:num-format="1" text:display-levels="3">
        <style:list-level-properties text:list-level-position-and-space-mode="label-alignment">
          <style:list-level-label-alignment text:label-followed-by="listtab" fo:text-indent="-1.501cm" fo:margin-left="3.002cm"/>
        </style:list-level-properties>
      </text:list-level-style-number>
      <text:list-level-style-number text:level="4" text:style-name="ListLabel_20_11" loext:num-list-format="(%4%)" style:num-prefix="(" style:num-suffix=")" style:num-format="a" style:num-letter-sync="true">
        <style:list-level-properties text:list-level-position-and-space-mode="label-alignment">
          <style:list-level-label-alignment text:label-followed-by="listtab" fo:text-indent="-1.499cm" fo:margin-left="4.503cm"/>
        </style:list-level-properties>
      </text:list-level-style-number>
      <text:list-level-style-number text:level="5" text:style-name="ListLabel_20_12" loext:num-list-format="(%5%)" style:num-prefix="(" style:num-suffix=")" style:num-format="i">
        <style:list-level-properties text:list-level-position-and-space-mode="label-alignment">
          <style:list-level-label-alignment text:label-followed-by="listtab" fo:text-indent="-1.501cm" fo:margin-left="6.004cm"/>
        </style:list-level-properties>
      </text:list-level-style-number>
      <text:list-level-style-number text:level="6" text:style-name="ListLabel_20_13" loext:num-list-format="(%6%)" style:num-prefix="(" style:num-suffix=")" style:num-format="1">
        <style:list-level-properties text:list-level-position-and-space-mode="label-alignment">
          <style:list-level-label-alignment text:label-followed-by="listtab" fo:text-indent="-1.501cm" fo:margin-left="7.505cm"/>
        </style:list-level-properties>
      </text:list-level-style-number>
      <text:list-level-style-number text:level="7" text:style-name="ListLabel_20_14" loext:num-list-format="%7%ot Defined" style:num-suffix="ot Defined" style:num-format="1">
        <style:list-level-properties text:list-level-position-and-space-mode="label-alignment">
          <style:list-level-label-alignment text:label-followed-by="listtab"/>
        </style:list-level-properties>
      </text:list-level-style-number>
      <text:list-level-style-number text:level="8" text:style-name="ListLabel_20_15" loext:num-list-format="%8%ot Defined" style:num-suffix="ot Defined" style:num-format="1">
        <style:list-level-properties text:list-level-position-and-space-mode="label-alignment">
          <style:list-level-label-alignment text:label-followed-by="listtab"/>
        </style:list-level-properties>
      </text:list-level-style-number>
      <text:list-level-style-number text:level="9" text:style-name="ListLabel_20_16" loext:num-list-format="%9%ot Defined" style:num-suffix="ot Defined"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ff0000" loext:opacity="100%" fo:font-weight="bold" style:font-weight-asian="bold"/>
    </style:style>
    <style:style style:name="MP2" style:family="paragraph" style:parent-style-name="Standard">
      <style:paragraph-properties fo:line-height="100%" fo:text-align="end" style:justify-single-word="false" fo:padding="0cm" fo:border="none">
        <style:tab-stops>
          <style:tab-stop style:position="7.96cm" style:type="center"/>
          <style:tab-stop style:position="15.921cm" style:type="right"/>
        </style:tab-stops>
      </style:paragraph-properties>
    </style:style>
    <style:style style:name="MP3" style:family="paragraph" style:parent-style-name="Standard">
      <style:paragraph-properties fo:line-height="100%" fo:padding="0cm" fo:border="none">
        <style:tab-stops>
          <style:tab-stop style:position="7.96cm" style:type="center"/>
          <style:tab-stop style:position="15.921cm" style:type="right"/>
        </style:tab-stops>
      </style:paragraph-properties>
      <style:text-properties fo:color="#000000" loext:opacity="100%"/>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FFICIAL-SENSITIVE</text:p>
      </style:header>
      <style:footer>
        <text:p text:style-name="MP2"><text:page-number text:select-page="current">6</text:page-number></text:p>
        <text:p text:style-name="MP3"/>
      </style:footer>
    </style:master-page>
    <style:master-page style:name="First_20_Page" style:display-name="First Page" style:page-layout-name="Mpm2" draw:style-name="Mdp1" style:next-style-name="Standard">
      <style:header>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2T17:00:00</meta:creation-date>
    <meta:generator>LibreOffice/7.3.6.2$MacOSX_X86_64 LibreOffice_project/c28ca90fd6e1a19e189fc16c05f8f8924961e12e</meta:generator>
    <meta:editing-cycles>1</meta:editing-cycles>
    <meta:editing-duration>PT22S</meta:editing-duration>
    <dc:date>2022-10-28T17:52:20.933765780</dc:date>
    <meta:document-statistic meta:table-count="0" meta:image-count="0" meta:object-count="0" meta:page-count="6" meta:paragraph-count="84" meta:word-count="1763" meta:character-count="11002" meta:non-whitespace-character-count="9353"/>
    <meta:user-defined meta:name="Plato EditorId">93fe9be0-69e6-4fb7-975b-d3c5faa1be4a</meta:user-defined>
    <meta:user-defined meta:name="Reference">129266502.7\219191</meta:user-defined>
    <meta:user-defined meta:name="Reference_src">{IMan.Number}.{IMan.Version}\{IMan.imProfileCustom1}</meta:user-defined>
    <meta:user-defined meta:name="SD_TIM_Ran">True</meta:user-defined>
    <meta:user-defined meta:name="iManageFooter" meta:value-type="string">#126934627v4&lt;ACTIVE&gt; - Counter-Fraud Guidance Note (v0.1) - (Pinsents draft) (21 Oct...docx</meta:user-defined>
  </office:meta>
</office:document-meta>
</file>